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Separador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4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51" office:value-type="string" calcext:value-type="string">
            <text:p>OBS.:</text:p>
          </table:table-cell>
          <table:table-cell table:style-name="ce80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5" office:value-type="string" calcext:value-type="string">
            <text:p>Alteração contratual / abertura</text:p>
          </table:table-cell>
          <table:table-cell table:style-name="ce39" office:value-type="float" office:value="5000" calcext:value-type="float">
            <text:p>5.00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49" table:formula="of:=[.C2]-[.F2]" office:value-type="float" office:value="5000" calcext:value-type="float">
            <text:p>5.000,00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6-02-28" calcext:value-type="date">
            <text:p>28/02/2026</text:p>
          </table:table-cell>
          <table:table-cell table:style-name="ce35" office:value-type="string" calcext:value-type="string">
            <text:p>Mens. 02/2026 (A.C.)</text:p>
          </table:table-cell>
          <table:table-cell table:style-name="ce39" office:value-type="float" office:value="1200" calcext:value-type="float">
            <text:p>1.200,00</text:p>
          </table:table-cell>
          <table:table-cell table:style-name="ce43"/>
          <table:table-cell table:style-name="ce19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49" table:formula="of:=[.C3]-[.F3]" office:value-type="float" office:value="1200" calcext:value-type="float">
            <text:p>1.200,00</text:p>
          </table:table-cell>
          <table:table-cell table:style-name="ce27"/>
          <table:table-cell table:style-name="ce80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0" table:formula="of:=SUM([.H2:.H3])" office:value-type="float" office:value="6200" calcext:value-type="float">
            <text:p>6.200,00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/>
          <table:table-cell table:style-name="ce36"/>
          <table:table-cell table:style-name="ce40"/>
          <table:table-cell table:style-name="ce41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>
          <table:table-cell table:style-name="ce32"/>
          <table:table-cell table:style-name="ce37"/>
          <table:table-cell table:style-name="ce40"/>
          <table:table-cell table:style-name="ce41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 table:number-rows-repeated="31972">
          <table:table-cell table:style-name="ce33"/>
          <table:table-cell table:style-name="ce37"/>
          <table:table-cell table:style-name="ce41" table:number-columns-repeated="2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  <number:text>,</number:text>
    </number:time-style>
    <number:number-style style:name="N12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6">
      <number:text>R$-""""""""""""""""""""""""""""""""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8">
      <number:text>-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0">
      <number:text>R$-""""""""""""""""""""""""""""""""</number:text>
      <number:number number:decimal-places="0" number:min-decimal-places="0" number:min-integer-digits="0"/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date-style style:name="N143">
      <number:month number:style="long"/>
      <number:text>/</number:text>
      <number:year number:style="long"/>
    </number:date-style>
    <number:number-style style:name="N145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5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8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51">
      <number:text>- DM""""""""""""""""""""""""""""""""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3">
      <number:text>-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5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0"/>
      <number:text> </number:text>
      <style:map style:condition="value()&gt;0" style:apply-style-name="N157P0"/>
      <style:map style:condition="value()&lt;0" style:apply-style-name="N157P1"/>
    </number:number-style>
    <number:percentage-style style:name="N158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""""""""""""""""""""""""""""""""""</number:text>
    </number:number-style>
    <number:number-style style:name="N161P1" style:volatile="true">
      <number:text>R$(""""""""""""""""""""""""""""""""""""""""""""""""""</number:text>
    </number:number-style>
    <number:number-style style:name="N161">
      <number:text>R$-""""""""""""""""""""""""""""""""""""""""""""""""""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</number:text>
      <number:number number:decimal-places="2" number:min-decimal-places="2" number:min-integer-digits="1" number:grouping="true"/>
    </number:number-style>
    <number:number-style style:name="N16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67">
      <number:text>R$-""""""""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R$""""""""""""""""""""""""""""""""""""""""""""""""""</number:text>
    </number:number-style>
    <number:number-style style:name="N168">
      <number:text>(R$""""""""""""""""""""""""""""""""""""""""""""""""""</number:text>
      <style:map style:condition="value()&gt;=0" style:apply-style-name="N168P0"/>
    </number:number-style>
    <number:number-style style:name="N171P0" style:volatile="true">
      <number:text>R$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</number:text>
      <number:number number:decimal-places="2" number:min-decimal-places="2" number:min-integer-digits="1" number:grouping="true"/>
    </number:number-style>
    <number:number-style style:name="N17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date-style style:name="N174">
      <number:day number:style="long"/>
      <number:text>. </number:text>
      <number:month number:textual="true"/>
      <number:text> </number:text>
      <number:year/>
    </number:date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R$""""""""""""""""</number:text>
      <number:number number:decimal-places="0" number:min-decimal-places="0" number:min-integer-digits="1" number:grouping="true"/>
    </number:number-style>
    <number:number-style style:name="N17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R$""""""""</number:text>
      <number:number number:decimal-places="0" number:min-decimal-places="0" number:min-integer-digits="1" number:grouping="true"/>
    </number:number-style>
    <number:number-style style:name="N177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date-style style:name="N178">
      <number:day number:style="long"/>
      <number:text>. </number:text>
      <number:month number:textual="true"/>
    </number:date-style>
    <number:number-style style:name="N180P0" style:volatile="true">
      <number:text>R$""""""""""""""""</number:text>
      <number:number number:decimal-places="2" number:min-decimal-places="2" number:min-integer-digits="1" number:grouping="true"/>
    </number:number-style>
    <number:number-style style:name="N18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0">
      <number:text>R$-""""""""""""""""</number:text>
      <number:number number:decimal-places="0" number:min-decimal-places="0" number:min-integer-digits="0"/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R$""""""""""""""""</number:text>
      <number:number number:decimal-places="0" number:min-decimal-places="0" number:min-integer-digits="1" number:grouping="true"/>
    </number:number-style>
    <number:number-style style:name="N18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82">
      <number:text>R$-""""""""""""""""</number:text>
      <style:map style:condition="value()&gt;0" style:apply-style-name="N182P0"/>
      <style:map style:condition="value()&lt;0" style:apply-style-name="N182P1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4">
      <number:day number:style="long"/>
      <number:text>.</number:text>
      <number:month number:style="long"/>
      <number:text>.</number:text>
      <number:year/>
    </number:date-style>
    <number:date-style style:name="N18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86">
      <number:month number:textual="true"/>
      <number:text> </number:text>
      <number:year/>
    </number:date-style>
    <number:number-style style:name="N188P0" style:volatile="true">
      <number:text>R$"</number:text>
      <number:number number:decimal-places="0" number:min-decimal-places="0" number:min-integer-digits="0"/>
      <number:text>"</number:text>
    </number:number-style>
    <number:currency-style style:name="N18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8P0"/>
    </number:currency-style>
    <number:number-style style:name="N189P0" style:volatile="true">
      <number:number number:min-integer-digits="1"/>
    </number:number-style>
    <number:number-style style:name="N189P1" style:volatile="true">
      <number:number number:min-integer-digits="1"/>
    </number:number-style>
    <number:number-style style:name="N189">
      <number:text>- DM""""""""""""""""""""""""""""""""""""""""""""""""""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text>R$""""""""""""""""""""""""""""""""""""""""""""""""""</number:text>
    </number:number-style>
    <number:number-style style:name="N190">
      <style:text-properties fo:color="#ff0000"/>
      <number:text>(R$""""""""""""""""""""""""""""""""""""""""""""""""""</number:text>
      <style:map style:condition="value()&gt;=0" style:apply-style-name="N190P0"/>
    </number:number-style>
    <number:number-style style:name="N19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92">
      <number:text>(</number:text>
      <number:currency-symbol/>
      <number:text>\,)</number:text>
      <style:map style:condition="value()&gt;=0" style:apply-style-name="N192P0"/>
    </number:currency-style>
    <number:time-style style:name="N19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28:17.302463291">00:00:00</text:time></text:span><text:span text:style-name="MT2"><text:s/></text:span></text:p>
        </style:region-center>
        <style:region-right>
          <text:p><text:span text:style-name="MT4">Ponto de Encontro Ref. Col. Ibiúna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Ponto de Encontro Refeições Coletivas Ibiúna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28:17.30450425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6-03-02T11:29:55.141279059</dc:date>
    <meta:print-date>2019-10-31T18:11:28.685825074</meta:print-date>
    <dc:language>pt-PT</dc:language>
    <meta:editing-cycles>582</meta:editing-cycles>
    <meta:editing-duration>P1DT8H51M27S</meta:editing-duration>
    <meta:document-statistic meta:table-count="1" meta:cell-count="22" meta:object-count="0"/>
    <meta:user-defined meta:name="Info 0"/>
    <meta:user-defined meta:name="Info 1"/>
    <meta:user-defined meta:name="Info 2"/>
    <meta:user-defined meta:name="Info 3"/>
  </office:meta>
</office:document-meta>
</file>